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iv.paragraph{</text:p>
      <text:p text:style-name="Standard"><text:tab/>width: 700px;</text:p>
      <text:p text:style-name="Standard"><text:tab/>clear: both</text:p>
      <text:p text:style-name="Standard">}</text:p>
      <text:p text:style-name="Standard"/>
      <text:p text:style-name="Standard">ul.a {</text:p>
      <text:p text:style-name="Standard"><text:tab/>list-style-type: circle;</text:p>
      <text:p text:style-name="Standard"><text:tab/>position: absolute;</text:p>
      <text:p text:style-name="Standard"><text:tab/>top: 290px;</text:p>
      <text:p text:style-name="Standard"><text:tab/>left: 740px;</text:p>
      <text:p text:style-name="Standard"><text:tab/>font-size: 1.0em;</text:p>
      <text:p text:style-name="Standard">}</text:p>
      <text:p text:style-name="Standard"/>
      <text:p text:style-name="Standard">footer{</text:p>
      <text:p text:style-name="Standard"><text:tab/>margin-top: 20px;</text:p>
      <text:p text:style-name="Standard"><text:tab/>background: #bfbfbf;</text:p>
      <text:p text:style-name="Standard"><text:tab/>color: #fff;</text:p>
      <text:p text:style-name="Standard"><text:tab/>width: 900px;</text:p>
      <text:p text:style-name="Standard"><text:tab/>height: 50px;</text:p>
      <text:p text:style-name="Standard"><text:tab/>vertical-align: middle;</text:p>
      <text:p text:style-name="Standard"><text:tab/>line-height: 50px;</text:p>
      <text:p text:style-name="Standard">}</text:p>
      <text:p text:style-name="Standard"/>
      <text:p text:style-name="Standard"/>
      <text:p text:style-name="Standard"/>
      <text:p text:style-name="Standard"/>
      <text:p text:style-name="Standard"/>
      <text:p text:style-name="Standard"/>
      <text:p text:style-name="Standard"/>
      <text:p text:style-name="Standard">&lt;div class="paragraph" id="first"&gt; Lorem ipsum dolor sit amet, consectetur adipiscing elit. Nulla dictum dui nunc, quis malesuada ex eleifend nec. Mauris ultricies et nulla ac posuere. Morbi venenatis consectetur ipsum, eu aliquet diam rhoncus vel. Vestibulum porttitor mauris ac neque efficitur eleifend. Nulla dictum posuere velit, vel scelerisque mi semper sed. Nunc quis erat convallis, pulvinar nulla et, placerat quam. Nullam sagittis risus libero, eu cursus leo congue ac. Phasellus tempus luctus ultricies. Praesent fermentum vulputate tellus, nec tristique lacus vehicula in. Sed vitae eleifend nibh. Duis vulputate sagittis nunc eget lobortis. Mauris blandit at leo id vestibulum. Etiam at erat scelerisque, malesuada ante quis, placerat turpis. Suspendisse pellentesque pretium eros eu molestie.&lt;/div&gt;</text:p>
      <text:p text:style-name="Standard">&lt;div class="paragraph" id="second"&gt;Aliquam hendrerit auctor erat, in sollicitudin ex suscipit vel. Praesent non augue sollicitudin, tempor risus ac, ullamcorper erat. Maecenas eget est vel sem finibus luctus pretium et nisi. Sed vel auctor sapien. Maecenas pharetra placerat tempor. Quisque quis convallis enim. Duis elementum ante sit amet dui egestas, eu fermentum arcu ornare. Maecenas tincidunt eros ac eleifend egestas. Nulla tempus ullamcorper diam, ut laoreet est faucibus sed. Aenean in neque turpis.&lt;/div&gt;</text:p>
      <text:p text:style-name="Standard">&lt;div class="paragraph" id="third"&gt;Nullam ut nisi gravida, rutrum leo vel, faucibus odio. Curabitur fringilla condimentum euismod. Praesent consectetur libero sem, non suscipit erat fermentum at. Aliquam finibus lectus vitae tellus interdum, et consequat magna scelerisque. Morbi et nisi tellus. Phasellus fermentum hendrerit suscipit. Mauris rutrum lobortis augue at hendrerit. Nunc dapibus est mi, venenatis placerat nisi bibendum quis. Nullam mollis quis sapien in fringilla. Donec volutpat aliquam enim id fermentum. Nullam tortor tellus, molestie nec massa ac, aliquet tincidunt odio. Orci varius natoque penatibus et magnis dis parturient montes, nascetur ridiculus mus.&lt;/div&gt;</text:p>
      <text:p text:style-name="Standard"/>
      <text:p text:style-name="Standard">&lt;footer&gt;Copyright somerandomsite 2010&lt;/footer&gt;</text:p>
      <text:p text:style-name="Standard"/>
      <text:p text:style-name="Standard"/>
      <text:p text:style-name="Standard"/>
      <text:p text:style-name="Standard"><text:soft-page-break/></text:p>
      <text:p text:style-name="Standard"/>
      <text:p text:style-name="Standard">#box{</text:p>
      <text:p text:style-name="Standard"><text:tab/>width: 160px;</text:p>
      <text:p text:style-name="Standard"><text:tab/>height: 260px;</text:p>
      <text:p text:style-name="Standard"><text:tab/>border: 2px solid #000;</text:p>
      <text:p text:style-name="Standard"><text:tab/>font-size: 1.5em;</text:p>
      <text:p text:style-name="Standard">}</text:p>
      <text:p text:style-name="Standard"/>
      <text:p text:style-name="Standard"/>
      <text:p text:style-name="Standard"/>
      <text:p text:style-name="Standard"/>
      <text:p text:style-name="Standard"/>
      <text:p text:style-name="Standard">&lt;section id="box"&gt;</text:p>
      <text:p text:style-name="Standard">&lt;div class="boxtitle"&gt;Block Header&lt;/div&gt;</text:p>
      <text:p text:style-name="Standard">&lt;ul class="a"&gt;</text:p>
      <text:p text:style-name="Standard">&lt;li&gt;Item 1&lt;/li&gt;</text:p>
      <text:p text:style-name="Standard">&lt;li&gt;Item 2&lt;/li&gt;</text:p>
      <text:p text:style-name="Standard">&lt;li&gt;Item 3&lt;/li&gt;</text:p>
      <text:p text:style-name="Standard">&lt;li&gt;Item 4&lt;/li&gt;</text:p>
      <text:p text:style-name="Standard">&lt;li&gt;Item 5&lt;/li&gt;</text:p>
      <text:p text:style-name="Standard">&lt;li&gt;Item 6&lt;/li&gt;</text:p>
      <text:p text:style-name="Standard">&lt;li&gt;Item 7&lt;/li&gt;</text:p>
      <text:p text:style-name="Standard">&lt;li&gt;Item 8&lt;/li&gt;</text:p>
      <text:p text:style-name="Standard">&lt;li&gt;Item 9&lt;/li&gt;</text:p>
      <text:p text:style-name="Standard">&lt;li&gt;Item 10&lt;/li&gt;</text:p>
      <text:p text:style-name="Standard">&lt;/ul&gt;</text:p>
      <text:p text:style-name="Standard">&lt;/sec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6:04:34.978262653</meta:creation-date>
    <dc:date>2018-09-18T17:08:34.570349938</dc:date>
    <meta:editing-duration>PT53M49S</meta:editing-duration>
    <meta:editing-cycles>1</meta:editing-cycles>
    <meta:document-statistic meta:table-count="0" meta:image-count="0" meta:object-count="0" meta:page-count="2" meta:paragraph-count="45" meta:word-count="355" meta:character-count="2635" meta:non-whitespace-character-count="2307"/>
    <meta:generator>LibreOffice/6.0.3.2$Linux_X86_64 LibreOffice_project/00m0$Build-2</meta:generator>
  </office:meta>
</office:document-meta>
</file>